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504" officeooo:paragraph-rsid="001f2504"/>
    </style:style>
    <style:style style:name="P2" style:family="paragraph" style:parent-style-name="Standard">
      <style:text-properties officeooo:rsid="001f2504" officeooo:paragraph-rsid="00240cbe"/>
    </style:style>
    <style:style style:name="P3" style:family="paragraph" style:parent-style-name="Standard">
      <style:text-properties officeooo:rsid="001f2504" officeooo:paragraph-rsid="001f2504"/>
    </style:style>
    <style:style style:name="P4" style:family="paragraph" style:parent-style-name="Standard">
      <style:text-properties officeooo:rsid="001f2504" officeooo:paragraph-rsid="00299594"/>
    </style:style>
    <style:style style:name="P5" style:family="paragraph" style:parent-style-name="Standard">
      <style:text-properties officeooo:rsid="0026a4eb" officeooo:paragraph-rsid="0026a4eb"/>
    </style:style>
    <style:style style:name="T1" style:family="text">
      <style:text-properties officeooo:rsid="0020c780"/>
    </style:style>
    <style:style style:name="T2" style:family="text">
      <style:text-properties officeooo:rsid="002851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/>
      <text:p text:style-name="P5">- FOOTER avec favicon</text:p>
      <text:p text:style-name="P5"/>
      <text:p text:style-name="P5">- Gallery avec tooltip poru agrandir photos</text:p>
      <text:p text:style-name="P5"/>
      <text:p text:style-name="P5">- Ajoutez du contenu pour le menu <text:span text:style-name="T2">(vide)</text:span></text:p>
      <text:p text:style-name="P5"/>
      <text:p text:style-name="P5">- <text:span text:style-name="T2">changez logo pour responsivité</text:span></text:p>
      <text:p text:style-name="P5"/>
      <text:p text:style-name="P4"/>
      <text:p text:style-name="P4">4, nettoyer le code</text:p>
      <text:p text:style-name="P4">5. passer dans w3 validator</text:p>
      <text:p text:style-name="P4">6, faire le read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6:47:05.444285801</meta:creation-date>
    <dc:date>2019-06-12T11:00:23.497438843</dc:date>
    <meta:editing-duration>PT32M5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7" meta:character-count="200" meta:non-whitespace-character-count="170"/>
  </office:meta>
</office:document-meta>
</file>